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4" draw:layer="layout" svg:width="2.27cm" svg:height="1cm" svg:x="8.355cm" svg:y="1.17cm">
          <text:p text:style-name="P1"><text:span text:style-name="T1">从同步线程启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81cm" svg:height="1.905cm" svg:x="7.62cm" svg:y="2.875cm">
          <text:p text:style-name="P1"><text:span text:style-name="T1">有没有</text:span><text:span text:style-name="T1">dump</text:span><text:span text:style-name="T1">文件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2" draw:layer="layout" svg:width="2.54cm" svg:height="1.27cm" svg:x="4.445cm" svg:y="4.915cm">
          <text:p text:style-name="P1"><text:span text:style-name="T1">发送</text:span><text:span text:style-name="T1">sync 0 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2cm" svg:y1="3.828cm" svg:x2="5.715cm" svg:y2="4.915cm" draw:start-shape="id1" draw:start-glue-point="5" draw:end-shape="id2" svg:d="m7620 3828h-1905v1087">
          <text:p/>
        </draw:connector>
        <draw:custom-shape draw:style-name="gr1" draw:text-style-name="P2" draw:id="id3" draw:layer="layout" svg:width="3.175cm" svg:height="1.27cm" svg:x="12.3cm" svg:y="5.015cm">
          <text:p text:style-name="P1"><text:span text:style-name="T1">发送</text:span><text:span text:style-name="T1">sync {log version} {log line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43cm" svg:y1="3.828cm" svg:x2="13.887cm" svg:y2="5.015cm" draw:start-shape="id1" draw:start-glue-point="7" draw:end-shape="id3" draw:end-glue-point="0" svg:d="m11430 3828h2457v1187">
          <text:p/>
        </draw:connector>
        <draw:custom-shape draw:style-name="gr1" draw:text-style-name="P2" draw:id="id5" draw:layer="layout" svg:width="3.81cm" svg:height="2.27cm" svg:x="11.965cm" svg:y="6.985cm">
          <text:p text:style-name="P1"><text:span text:style-name="T1">主上有没有指定的</text:span><text:span text:style-name="T1">log</text:span><text:span text:style-name="T1">文件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9.49cm" svg:y1="2.17cm" svg:x2="9.525cm" svg:y2="2.875cm" draw:start-shape="id4" draw:start-glue-point="2" draw:end-shape="id1" draw:end-glue-point="4" svg:d="m9490 2170 35 705">
          <text:p/>
        </draw:connector>
        <draw:custom-shape draw:style-name="gr2" draw:text-style-name="P2" draw:id="id6" draw:layer="layout" svg:width="2.54cm" svg:height="1.27cm" svg:x="4.445cm" svg:y="9.525cm">
          <text:p text:style-name="P1"><text:span text:style-name="T1">发送</text:span><text:span text:style-name="T1">dump</text:span><text:span text:style-name="T1">请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2.54cm" svg:height="1.27cm" svg:x="15.24cm" svg:y="10.16cm">
          <text:p text:style-name="P1"><text:span text:style-name="T1">接收</text:span><text:span text:style-name="T1">log</text:span><text:span text:style-name="T1">记录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887cm" svg:y1="6.285cm" svg:x2="13.87cm" svg:y2="6.985cm" draw:start-shape="id3" draw:start-glue-point="2" draw:end-shape="id5" draw:end-glue-point="4" svg:d="m13887 6285-17 700">
          <text:p/>
        </draw:connector>
        <draw:connector draw:style-name="gr3" draw:text-style-name="P1" draw:layer="layout" draw:type="line" svg:x1="5.715cm" svg:y1="6.185cm" svg:x2="5.715cm" svg:y2="9.525cm" draw:start-shape="id2" draw:start-glue-point="2" draw:end-shape="id6" draw:end-glue-point="0" svg:d="m5715 6185v3340">
          <text:p/>
        </draw:connector>
        <draw:connector draw:style-name="gr3" draw:text-style-name="P1" draw:layer="layout" svg:x1="11.965cm" svg:y1="8.12cm" svg:x2="6.985cm" svg:y2="10.16cm" draw:start-shape="id5" draw:start-glue-point="5" draw:end-shape="id6" draw:end-glue-point="1" svg:d="m11965 8120h-2490v2040h-2490">
          <text:p/>
        </draw:connector>
        <draw:connector draw:style-name="gr3" draw:text-style-name="P1" draw:layer="layout" svg:x1="15.775cm" svg:y1="8.12cm" svg:x2="16.51cm" svg:y2="10.16cm" draw:start-shape="id5" draw:start-glue-point="7" draw:end-shape="id7" draw:end-glue-point="0" svg:d="m15775 8120h735v2040">
          <text:p/>
        </draw:connector>
        <draw:frame draw:style-name="gr4" draw:text-style-name="P3" draw:layer="layout" svg:width="1.205cm" svg:height="0.662cm" svg:x="6.35cm" svg:y="3.175cm">
          <draw:text-box>
            <text:p><text:span text:style-name="T1">没有</text:span></text:p>
          </draw:text-box>
        </draw:frame>
        <draw:frame draw:style-name="gr4" draw:text-style-name="P3" draw:layer="layout" svg:width="0.853cm" svg:height="0.662cm" svg:x="12.065cm" svg:y="3.175cm">
          <draw:text-box>
            <text:p><text:span text:style-name="T1">有</text:span></text:p>
          </draw:text-box>
        </draw:frame>
        <draw:frame draw:style-name="gr4" draw:text-style-name="P3" draw:layer="layout" svg:width="1.205cm" svg:height="0.662cm" svg:x="10.251cm" svg:y="7.075cm">
          <draw:text-box>
            <text:p><text:span text:style-name="T1">没有</text:span></text:p>
          </draw:text-box>
        </draw:frame>
        <draw:frame draw:style-name="gr4" draw:text-style-name="P3" draw:layer="layout" svg:width="0.853cm" svg:height="0.662cm" svg:x="15.566cm" svg:y="7.175cm">
          <draw:text-box>
            <text:p><text:span text:style-name="T1">有</text:span></text:p>
          </draw:text-box>
        </draw:frame>
        <draw:custom-shape draw:style-name="gr2" draw:text-style-name="P2" draw:id="id8" draw:layer="layout" svg:width="2.54cm" svg:height="1.27cm" svg:x="4.445cm" svg:y="12.025cm">
          <text:p text:style-name="P1"><text:span text:style-name="T1">接收</text:span><text:span text:style-name="T1">dump</text:span><text:span text:style-name="T1">文件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15cm" svg:y1="10.795cm" svg:x2="5.715cm" svg:y2="12.025cm" draw:start-shape="id6" draw:start-glue-point="2" draw:end-shape="id8" draw:end-glue-point="0" svg:d="m5715 10795v1230">
          <text:p/>
        </draw:connector>
      </draw:page>
      <draw:page draw:name="page2" draw:style-name="dp1" draw:master-page-name="Default">
        <draw:custom-shape draw:style-name="gr1" draw:text-style-name="P2" draw:id="id9" draw:layer="layout" svg:width="2.27cm" svg:height="1cm" svg:x="8.356cm" svg:y="1.171cm">
          <text:p text:style-name="P1"><text:span text:style-name="T1">主同步线程启动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2.54cm" svg:height="1.27cm" svg:x="4.175cm" svg:y="4.81cm">
          <text:p text:style-name="P1"><text:span text:style-name="T1">响应</text:span><text:span text:style-name="T1">sync</text:span><text:span text:style-name="T1">请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2.54cm" svg:height="1.27cm" svg:x="12.43cm" svg:y="4.81cm">
          <text:p text:style-name="P1"><text:span text:style-name="T1">响应</text:span><text:span text:style-name="T1">dump</text:span><text:span text:style-name="T1">请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81cm" svg:height="1.905cm" svg:x="7.621cm" svg:y="2.877cm">
          <text:p text:style-name="P1"><text:span text:style-name="T1">监听同步请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9.491cm" svg:y1="2.171cm" svg:x2="9.526cm" svg:y2="2.877cm" draw:start-shape="id9" draw:start-glue-point="2" draw:end-shape="id10" draw:end-glue-point="4" svg:d="m9491 2171 35 706">
          <text:p/>
        </draw:connector>
        <draw:connector draw:style-name="gr3" draw:text-style-name="P1" draw:layer="layout" svg:x1="7.621cm" svg:y1="3.83cm" svg:x2="5.445cm" svg:y2="4.81cm" draw:start-shape="id10" draw:start-glue-point="5" draw:end-shape="id11" draw:end-glue-point="0" svg:d="m7621 3830h-2176v980">
          <text:p/>
        </draw:connector>
        <draw:connector draw:style-name="gr3" draw:text-style-name="P1" draw:layer="layout" svg:x1="11.431cm" svg:y1="3.83cm" svg:x2="13.7cm" svg:y2="4.81cm" draw:start-shape="id10" draw:start-glue-point="7" draw:end-shape="id12" svg:d="m11431 3830h2269v980">
          <text:p/>
        </draw:connector>
        <draw:custom-shape draw:style-name="gr1" draw:text-style-name="P2" draw:id="id13" draw:layer="layout" svg:width="4.274cm" svg:height="1.977cm" svg:x="11.566cm" svg:y="6.715cm">
          <text:p text:style-name="P1"><text:span text:style-name="T1">主有没有指定的</text:span><text:span text:style-name="T1">dump</text:span><text:span text:style-name="T1">文件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4" draw:layer="layout" svg:width="2.54cm" svg:height="1.27cm" svg:x="8.775cm" svg:y="9.41cm">
          <text:p text:style-name="P1"><text:span text:style-name="T1">发送最新</text:span><text:span text:style-name="T1">dump</text:span><text:span text:style-name="T1">文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2.54cm" svg:height="1.27cm" svg:x="16.475cm" svg:y="9.255cm">
          <text:p text:style-name="P1"><text:span text:style-name="T1">发送指定版本</text:span><text:span text:style-name="T1">dump</text:span><text:span text:style-name="T1">文件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566cm" svg:y1="7.703cm" svg:x2="10.045cm" svg:y2="9.41cm" draw:start-shape="id13" draw:start-glue-point="5" draw:end-shape="id14" svg:d="m11566 7703h-1521v1707">
          <text:p/>
        </draw:connector>
        <draw:connector draw:style-name="gr3" draw:text-style-name="P1" draw:layer="layout" svg:x1="15.84cm" svg:y1="7.703cm" svg:x2="17.745cm" svg:y2="9.255cm" draw:start-shape="id13" draw:start-glue-point="7" draw:end-shape="id15" draw:end-glue-point="0" svg:d="m15840 7703h1905v1552">
          <text:p/>
        </draw:connector>
        <draw:connector draw:style-name="gr3" draw:text-style-name="P1" draw:layer="layout" draw:type="line" svg:x1="13.7cm" svg:y1="6.08cm" svg:x2="13.703cm" svg:y2="6.715cm" draw:start-shape="id12" draw:start-glue-point="2" draw:end-shape="id13" draw:end-glue-point="4" svg:d="m13700 6080 3 635">
          <text:p/>
        </draw:connector>
        <draw:custom-shape draw:style-name="gr1" draw:text-style-name="P2" draw:id="id16" draw:layer="layout" svg:width="2.54cm" svg:height="1.27cm" svg:x="13.075cm" svg:y="12.51cm">
          <text:p text:style-name="P1"><text:span text:style-name="T1">发送</text:span><text:span text:style-name="T1">log</text:span><text:span text:style-name="T1">记录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45cm" svg:y1="10.68cm" svg:x2="13.075cm" svg:y2="13.145cm" draw:start-shape="id14" draw:start-glue-point="2" draw:end-shape="id16" draw:end-glue-point="3" svg:d="m10045 10680v2465h3030">
          <text:p/>
        </draw:connector>
        <draw:connector draw:style-name="gr3" draw:text-style-name="P1" draw:layer="layout" svg:x1="17.745cm" svg:y1="10.525cm" svg:x2="15.615cm" svg:y2="13.145cm" draw:start-shape="id15" draw:start-glue-point="2" draw:end-shape="id16" draw:end-glue-point="1" svg:d="m17745 10525v2620h-21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ing </meta:initial-creator>
    <meta:creation-date>2010-10-13T11:31:09</meta:creation-date>
    <dc:date>2010-10-13T21:57:56</dc:date>
    <dc:creator>jing </dc:creator>
    <meta:editing-duration>PT00H51M59S</meta:editing-duration>
    <meta:editing-cycles>9</meta:editing-cycles>
    <meta:generator>OpenOffice.org/3.2$Linux OpenOffice.org_project/320m19$Build-9505</meta:generator>
    <meta:document-statistic meta:object-count="36"/>
  </office:meta>
</office:document-meta>
</file>